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68.7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15621769800782" calcext:value-type="float">
            <text:p>0.011562176980078</text:p>
          </table:table-cell>
          <table:table-cell office:value-type="float" office:value="193128.1875" calcext:value-type="float">
            <text:p>193128.1875</text:p>
          </table:table-cell>
          <table:table-cell office:value-type="float" office:value="0.0767662972211838" calcext:value-type="float">
            <text:p>0.076766297221184</text:p>
          </table:table-cell>
          <table:table-cell office:value-type="float" office:value="2062" calcext:value-type="float">
            <text:p>2062</text:p>
          </table:table-cell>
          <table:table-cell office:value-type="float" office:value="36.435623884201" calcext:value-type="float">
            <text:p>36.435623884201</text:p>
          </table:table-cell>
          <table:table-cell office:value-type="string" calcext:value-type="string">
            <text:p>3_N_exp64</text:p>
          </table:table-cell>
          <table:table-cell office:value-type="string" calcext:value-type="string">
            <text:p>3_N.v1.l0.ds0.l_combo0.ds_combo0.idays30.odays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17450712621212" calcext:value-type="float">
            <text:p>0.017450712621212</text:p>
          </table:table-cell>
          <table:table-cell office:value-type="float" office:value="0.0174507144838572" calcext:value-type="float">
            <text:p>0.017450714483857</text:p>
          </table:table-cell>
          <table:table-cell office:value-type="float" office:value="439356.28125" calcext:value-type="float">
            <text:p>439356.28125</text:p>
          </table:table-cell>
          <table:table-cell office:value-type="float" office:value="0.0957415774464607" calcext:value-type="float">
            <text:p>0.095741577446461</text:p>
          </table:table-cell>
          <table:table-cell office:value-type="float" office:value="2056" calcext:value-type="float">
            <text:p>2056</text:p>
          </table:table-cell>
          <table:table-cell office:value-type="float" office:value="84.4232709407806" calcext:value-type="float">
            <text:p>84.4232709407806</text:p>
          </table:table-cell>
          <table:table-cell office:value-type="string" calcext:value-type="string">
            <text:p>3_N_exp8</text:p>
          </table:table-cell>
          <table:table-cell office:value-type="string" calcext:value-type="string">
            <text:p>3_N.v1.l0.ds0.l_combo0.ds_combo0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05748316273093" calcext:value-type="float">
            <text:p>0.010574831627309</text:p>
          </table:table-cell>
          <table:table-cell office:value-type="float" office:value="148264.78125" calcext:value-type="float">
            <text:p>148264.78125</text:p>
          </table:table-cell>
          <table:table-cell office:value-type="float" office:value="0.0726929232478142" calcext:value-type="float">
            <text:p>0.072692923247814</text:p>
          </table:table-cell>
          <table:table-cell office:value-type="float" office:value="2032" calcext:value-type="float">
            <text:p>2032</text:p>
          </table:table-cell>
          <table:table-cell office:value-type="float" office:value="51.3839218616486" calcext:value-type="float">
            <text:p>51.3839218616486</text:p>
          </table:table-cell>
          <table:table-cell office:value-type="string" calcext:value-type="string">
            <text:p>3_T_exp64</text:p>
          </table:table-cell>
          <table:table-cell office:value-type="string" calcext:value-type="string">
            <text:p>3_T.v1.l0.ds0.l_combo0.ds_combo0.idays60.odays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179036967456341" calcext:value-type="float">
            <text:p>0.017903696745634</text:p>
          </table:table-cell>
          <table:table-cell office:value-type="float" office:value="0.0179036948829889" calcext:value-type="float">
            <text:p>0.017903694882989</text:p>
          </table:table-cell>
          <table:table-cell office:value-type="float" office:value="490090.875" calcext:value-type="float">
            <text:p>490090.875</text:p>
          </table:table-cell>
          <table:table-cell office:value-type="float" office:value="0.0966142416000366" calcext:value-type="float">
            <text:p>0.096614241600037</text:p>
          </table:table-cell>
          <table:table-cell office:value-type="float" office:value="2056" calcext:value-type="float">
            <text:p>2056</text:p>
          </table:table-cell>
          <table:table-cell office:value-type="float" office:value="59.4865250587464" calcext:value-type="float">
            <text:p>59.4865250587464</text:p>
          </table:table-cell>
          <table:table-cell office:value-type="string" calcext:value-type="string">
            <text:p>3_W_exp8</text:p>
          </table:table-cell>
          <table:table-cell office:value-type="string" calcext:value-type="string">
            <text:p>3_W.v1.l0.ds0.l_combo0.ds_combo0.idays30.odays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09470533207059" calcext:value-type="float">
            <text:p>0.010947053320706</text:p>
          </table:table-cell>
          <table:table-cell office:value-type="float" office:value="122489.375" calcext:value-type="float">
            <text:p>122489.375</text:p>
          </table:table-cell>
          <table:table-cell office:value-type="float" office:value="0.0734690576791763" calcext:value-type="float">
            <text:p>0.073469057679176</text:p>
          </table:table-cell>
          <table:table-cell office:value-type="float" office:value="2032" calcext:value-type="float">
            <text:p>2032</text:p>
          </table:table-cell>
          <table:table-cell office:value-type="float" office:value="51.3100748062134" calcext:value-type="float">
            <text:p>51.3100748062134</text:p>
          </table:table-cell>
          <table:table-cell office:value-type="string" calcext:value-type="string">
            <text:p>3_AD_exp32</text:p>
          </table:table-cell>
          <table:table-cell office:value-type="string" calcext:value-type="string">
            <text:p>3_AD.v1.l0.ds0.l_combo0.ds_combo0.idays60.odays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6838300973177" calcext:value-type="float">
            <text:p>0.016838300973177</text:p>
          </table:table-cell>
          <table:table-cell office:value-type="float" office:value="417592.96875" calcext:value-type="float">
            <text:p>417592.96875</text:p>
          </table:table-cell>
          <table:table-cell office:value-type="float" office:value="0.0936986580491066" calcext:value-type="float">
            <text:p>0.093698658049107</text:p>
          </table:table-cell>
          <table:table-cell office:value-type="float" office:value="2026" calcext:value-type="float">
            <text:p>2026</text:p>
          </table:table-cell>
          <table:table-cell office:value-type="float" office:value="84.0429494380951" calcext:value-type="float">
            <text:p>84.0429494380951</text:p>
          </table:table-cell>
          <table:table-cell office:value-type="string" calcext:value-type="string">
            <text:p>3_AD_exp8</text:p>
          </table:table-cell>
          <table:table-cell office:value-type="string" calcext:value-type="string">
            <text:p>3_AD.v1.l0.ds0.l_combo0.ds_combo0.idays6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4:02:00.725479885</dc:date>
    <meta:editing-duration>PT3M24S</meta:editing-duration>
    <meta:editing-cycles>1</meta:editing-cycles>
    <meta:document-statistic meta:table-count="1" meta:cell-count="139" meta:object-count="0"/>
    <meta:generator>LibreOffice/6.0.7.3$Linux_X86_64 LibreOffice_project/00m0$Build-3</meta:generator>
  </office:meta>
</office:document-meta>
</file>